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Question 1-</text:p>
      <text:p text:style-name="Standard">As a tier-2 Wireless Technical Support Specialist for Nintendo of America- it was my responsibility to guide people through connecting their Nintendo products online. <text:s/>As our products could only connect through wireless connection, this often times had me talking people through how to identify the make, model and brand of the router. <text:s/>Many of our callers were young children, some were elder citizens. <text:s/>I had to adjust my tone, inflection and vocabulary on a very case-to-case basis to ensure we were efficiently getting our customers connected online, but satisfied with their time on the phone with Nintendo. <text:s/>I'd happily answer any questions our customers might have regarding the technicality of what we were doing, in hopes that they would leave the experience with the knowledge to perform this on their own in the future; should the need arise. </text:p>
      <text:p text:style-name="Standard"/>
      <text:p text:style-name="Standard">Question 2-</text:p>
      <text:p text:style-name="Standard">During my time with Zones, part of my job was updating multiple teams, our sales people and our clients on the situations I would be handling. <text:s/>As this ranged from updating or correcting clerical errors on accounts or tracking down lost and missing packages- I had to be very cautious of information presented, whilst still being very concise on what was being done. <text:s/>This meant keeping things clear and professional at all times, across multiple e-mails. <text:s/></text:p>
      <text:p text:style-name="Standard"/>
      <text:p text:style-name="Standard">Question 3-</text:p>
      <text:p text:style-name="Standard">As stated above, part of my job with Zones was dealing with accounting errors. <text:s/>To elaborate on this, this typically dealt with when our client would return a product to a supplier and I would be tasked with obtaining a credit notification, from that supplier, so we can properly credit back the client. <text:s/>These suppliers were large companies (Dell, Microsoft, Xerox, etc). <text:s/>As such, it was always beneficial to me to build and maintain a consistent contact at these organizations! <text:s/>Similarly, if we had a pattern of disappearing packages from a given region, I would generally maintain a consistent point of contact with a FedEx or UPS warehouse distribution manager who could help me keep tabs on tracking scans or any known issues with on-going incidents (such as inclement weather or a business having changed it's address recently). </text:p>
      <text:p text:style-name="Standard"/>
      <text:p text:style-name="Standard">Question 4-</text:p>
      <text:p text:style-name="Standard">At Zones, as we handled a considerable variety of ever-changing tasks, it became quite clear rather quickly I would need a way to keep tabs on things. <text:s/>I generated weekly task reports for myself in Microsoft Express, organizing tasks by category and severity. <text:s/>This was in addition to our credit reports that already had a very solid system in place utilizing different tabs allotted by major suppliers, dates of return and amount. <text:s/>As a tidy and attentive person by nature, I took great strides (and pride) in never feeling overwhelmed or surprised by my own workload. <text:s/>A clean and organized work place is an efficient workplace!</text:p>
      <text:p text:style-name="Standard"/>
      <text:p text:style-name="Standard">Question 5-</text:p>
      <text:p text:style-name="Standard">I feel like this response might be rather similar to the first; so I'll elaborate on the actual customer-facing end of this! <text:s/>Having handled several thousands of calls over my two years with Nintendo, I have had my fair share of unruly and uncooperative customers. <text:s/>By maintaining calm and soft speech and empathizing with the caller, I was able to ease them back to a state where we could go back to resolving the issue at hand. <text:s/>In any circumstances I could, I would always take heed to the customer's complaints or pain-points and would provide appropriate recommendations or, when necessary, forward their feedback towards the proper team and/or manager. <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rew Pleger</meta:initial-creator>
    <meta:creation-date>2016-03-15T17:01:08.32</meta:creation-date>
    <meta:document-statistic meta:table-count="0" meta:image-count="0" meta:object-count="0" meta:page-count="1" meta:paragraph-count="10" meta:word-count="578" meta:character-count="3494"/>
    <dc:date>2016-03-15T20:27:53.59</dc:date>
    <dc:creator>Andrew Pleger</dc:creator>
    <meta:editing-duration>PT3H11M35S</meta:editing-duration>
    <meta:editing-cycles>1</meta:editing-cycles>
    <meta:generator>OpenOffice/4.1.0$Win32 OpenOffice.org_project/410m18$Build-9764</meta:generator>
  </office:meta>
</office:document-meta>
</file>